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7404" officeooo:paragraph-rsid="001c7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Prático III– AEDS II</text:p>
      <text:p text:style-name="P1"/>
      <text:p text:style-name="P1"/>
      <text:p text:style-name="P1"/>
      <text:p text:style-name="P1">Interação </text:p>
      <text:p text:style-name="P1">Ligante-Proteína</text:p>
      <text:p text:style-name="P1"/>
      <text:p text:style-name="P1"/>
      <text:p text:style-name="P1">Nome: Luiz Otávio Resende Vasconcelos</text:p>
      <text:p text:style-name="P1">Matrícula: 2015042142</text:p>
      <text:p text:style-name="P1"/>
      <text:p text:style-name="P1"/>
      <text:p text:style-name="P1">1 . Introdução</text:p>
      <text:p text:style-name="P1"/>
      <text:p text:style-name="P1">O presente docuemento visa descrever a atividade prática desenvolvida na disciplina AEDS-II no curso de Ciência da Computação 2015/2.</text:p>
      <text:p text:style-name="P1"/>
      <text:p text:style-name="P1">Fora solicitado a que “mapeássemos” as posições dos átomos de uma proteína.</text:p>
      <text:p text:style-name="P1">Após isso, recebemos posições de ligantes que será comparado com os átomos de proteína e então descobrir uma possível interação dependendo da distância entre os dois.</text:p>
      <text:p text:style-name="P1"/>
      <text:p text:style-name="P1">O objetivo era a implementação de estuturas de dados abstratas(TAD) em forma de Árvore(octree) para fins de busca → <text:s/>com todos os átomos da proteína mapeados(distribuídos na árvore) se faz necessário muito menos comparações para encontrar os que estão próximos.</text:p>
      <text:p text:style-name="P1"/>
      <text:p text:style-name="P1">Também fora necessário implementar algorítmo de ordenação.</text:p>
      <text:p text:style-name="P1"/>
      <text:p text:style-name="P1">2 . Implementaçã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44:09.370477665</meta:creation-date>
    <dc:date>2015-12-02T22:44:34.299019903</dc:date>
    <meta:editing-duration>PT25S</meta:editing-duration>
    <meta:editing-cycles>1</meta:editing-cycles>
    <meta:document-statistic meta:table-count="0" meta:image-count="0" meta:object-count="0" meta:page-count="1" meta:paragraph-count="12" meta:word-count="124" meta:character-count="837" meta:non-whitespace-character-count="723"/>
    <meta:generator>LibreOffice/5.0.3.2$Linux_X86_64 LibreOffice_project/00m0$Build-2</meta:generator>
  </office:meta>
</office:document-meta>
</file>